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67c6" officeooo:paragraph-rsid="000167c6"/>
    </style:style>
    <style:style style:name="P2" style:family="paragraph" style:parent-style-name="Standard">
      <style:text-properties officeooo:rsid="000234d3" officeooo:paragraph-rsid="000234d3"/>
    </style:style>
    <style:style style:name="P3" style:family="paragraph" style:parent-style-name="Standard" style:list-style-name="L1">
      <style:text-properties officeooo:rsid="000234d3" officeooo:paragraph-rsid="000234d3"/>
    </style:style>
    <style:style style:name="P4" style:family="paragraph" style:parent-style-name="Standard" style:list-style-name="L2">
      <style:text-properties officeooo:rsid="000234d3" officeooo:paragraph-rsid="000234d3"/>
    </style:style>
    <style:style style:name="P5" style:family="paragraph" style:parent-style-name="Standard">
      <style:text-properties style:font-name="Liberation Sans Narrow" fo:font-size="10pt" officeooo:rsid="000234d3" officeooo:paragraph-rsid="000234d3" style:font-size-asian="10pt" style:font-size-complex="10pt"/>
    </style:style>
    <style:style style:name="P6" style:family="paragraph" style:parent-style-name="Standard" style:list-style-name="L2">
      <style:text-properties style:font-name="Liberation Serif" fo:font-size="12pt" officeooo:rsid="000234d3" officeooo:paragraph-rsid="000234d3" style:font-size-asian="10.5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Sans Narrow" fo:font-size="10pt" style:font-size-asian="10pt" style:font-size-complex="10pt"/>
    </style:style>
    <style:style style:name="T3" style:family="text">
      <style:text-properties style:font-size-asian="12pt"/>
    </style:style>
    <style:style style:name="T4" style:family="text">
      <style:text-properties officeooo:rsid="000370e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the git project for making Robert Wolf’s slide rule emulator future proof and allowing for further development.</text:p>
      <text:p text:style-name="P1"/>
      <text:p text:style-name="P2">Following <text:span text:style-name="T4">first </text:span>steps have been made to set it up:</text:p>
      <text:p text:style-name="P2"/>
      <text:list text:style-name="L1">
        <text:list-item>
          <text:p text:style-name="P3">Robert’s github repository was cloned onto my PC using already a new repository name:<text:line-break/><text:span text:style-name="T2">git clone https://github.com/HERCsMusicSystems/Sliderule-Simulator-or-Emulator RobertsSlideruleSimulator</text:span></text:p>
        </text:list-item>
      </text:list>
      <text:p text:style-name="P5"/>
      <text:list xml:id="list3404273829" text:style-name="L2">
        <text:list-item>
          <text:p text:style-name="P4">„<text:span text:style-name="T2">git tag</text:span>“ command resolved that Robert did not tag has versions</text:p>
        </text:list-item>
        <text:list-item>
          <text:p text:style-name="P4">Roberts (respectively <text:a xlink:type="simple" xlink:href="mailto:andrzej@hercsmusicsystems.com.au" text:style-name="Internet_20_link" text:visited-style-name="Visited_20_Internet_20_Link">andrzej@hercsmusicsystems.com.au</text:a>’s last commit was tagged with<text:line-break/><text:span text:style-name="T2">git tag -a v0.0.0.0 -m "RobertsLastVersionClonedOn2023.06.29</text:span></text:p>
        </text:list-item>
        <text:list-item>
          <text:p text:style-name="P4">Connection to Roberts repository has been cut with <text:span text:style-name="T2">git remote remove origin</text:span></text:p>
        </text:list-item>
        <text:list-item>
          <text:p text:style-name="P6">A new repository created on my github acount also named RobertsSlideruleSimulator</text:p>
        </text:list-item>
        <text:list-item>
          <text:p text:style-name="P6">Connection made to this new repository with <text:line-break/><text:span text:style-name="T2">git remote add origin </text:span><text:a xlink:type="simple" xlink:href="https://github.com/68pandreas/RobertsSlideruleSimulator.git" text:style-name="Internet_20_link" text:visited-style-name="Visited_20_Internet_20_Link"><text:span text:style-name="T2">https://github.com/68pandreas/RobertsSlideruleSimulator.git</text:span></text:a></text:p>
        </text:list-item>
        <text:list-item>
          <text:p text:style-name="P6">The local master branch was renamed to main following github conventions by <text:line-break/><text:span text:style-name="T2">git branch -M main</text:span></text:p>
        </text:list-item>
        <text:list-item>
          <text:p text:style-name="P6">The local content has been pushed to the new github repository by<text:line-break/><text:span text:style-name="T1">git push -u origin main. <text:line-break/></text:span><text:span text:style-name="T3">-u tells git to use the remote branch for every branch when pushed; better keep away! </text:span></text:p>
        </text:list-item>
        <text:list-item>
          <text:p text:style-name="P6">Next the label was pushed with<text:span text:style-name="T2"> git push origin v0.0.0.0</text:span></text:p>
        </text:list-item>
        <text:list-item>
          <text:p text:style-name="P6">Then this file was added to local repository with <text:span text:style-name="T2">git add History.odt</text:span></text:p>
        </text:list-item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29T17:03:43.581000000</dc:date>
    <meta:editing-duration>PT51M39S</meta:editing-duration>
    <meta:editing-cycles>3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13" meta:word-count="189" meta:character-count="1257" meta:non-whitespace-character-count="1087"/>
  </office:meta>
</office:document-meta>
</file>